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96pt" fo:font-weight="bold" officeooo:rsid="00088be1" officeooo:paragraph-rsid="00088be1" style:font-size-asian="96pt" style:font-weight-asian="bold" style:font-size-complex="9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6pt" fo:font-weight="bold" officeooo:rsid="0009b9cb" officeooo:paragraph-rsid="0009b9cb" style:font-size-asian="14pt" style:font-weight-asian="bold" style:font-size-complex="16pt" style:font-weight-complex="bold"/>
    </style:style>
    <style:style style:name="T1" style:family="text">
      <style:text-properties officeooo:rsid="000c50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лендарь-панчанга</text:p>
      <text:p text:style-name="P1">Донецк</text:p>
      <text:p text:style-name="P1"><text:span text:style-name="T1">года </text:span>2017-2069</text:p>
      <text:p text:style-name="P2">нижняя-навадвипа.р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6:08:05.67</meta:creation-date>
    <dc:date>2018-02-27T14:21:22.868000000</dc:date>
    <meta:editing-duration>PT8H32M6S</meta:editing-duration>
    <meta:editing-cycles>6</meta:editing-cycles>
    <meta:generator>LibreOffice/6.0.0.3$Windows_X86_64 LibreOffice_project/64a0f66915f38c6217de274f0aa8e15618924765</meta:generator>
    <meta:print-date>2017-11-30T16:12:35.12</meta:print-date>
    <meta:document-statistic meta:table-count="0" meta:image-count="0" meta:object-count="0" meta:page-count="1" meta:paragraph-count="4" meta:word-count="5" meta:character-count="57" meta:non-whitespace-character-count="56"/>
  </office:meta>
</office:document-meta>
</file>